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Aihe:</text:span> gravitaatiosimulaattori</text:p>
      <text:p text:style-name="Standard"/>
      <text:p text:style-name="Standard">Simulaattori simuloi usean kappaleen systeemejä käyttäjän määrittämästä alkutilasta ja näyttää simulaation edistymisen reaaliajassa. Simuloitavia kappaleita voi lisätä myös kesken ajon. Simulaatio toteutetaan Velocity Verlet -algoritmilla.</text:p>
      <text:p text:style-name="Standard"/>
      <text:p text:style-name="P1">Toiminnot: </text:p>
      <text:list xml:id="list7850816031" text:style-name="L1">
        <text:list-item>
          <text:p text:style-name="P2">Kappaleet lisätään yksi kerrallaan antaen massa, koordinaatit ja alkunopeuden komponentit.</text:p>
        </text:list-item>
        <text:list-item>
          <text:p text:style-name="P2">Ohjelma tarkistaa lisäykset automaattisesti:</text:p>
          <text:list>
            <text:list-item>
              <text:p text:style-name="P2">Kappaleella täytyy olla positiivinen massa.</text:p>
            </text:list-item>
            <text:list-item>
              <text:p text:style-name="P2">Kappaletta ei voi lisätä koordinaatteihin, joissa on jo kappale.</text:p>
            </text:list-item>
          </text:list>
        </text:list-item>
        <text:list-item>
          <text:p text:style-name="P2">Kappaleita voi lisätä rajoittamattoman määrän.</text:p>
        </text:list-item>
        <text:list-item>
          <text:p text:style-name="P2">simulaation käynnistäminen, keskeyttäminen ja jatkaminen</text:p>
        </text:list-item>
        <text:list-item>
          <text:p text:style-name="P2">Kappaleita voi lisätä myös kesken simulaa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si Tiira</meta:initial-creator>
    <meta:creation-date>2012-10-03T15:15:13</meta:creation-date>
    <dc:date>2012-10-12T23:19:31</dc:date>
    <dc:creator>Jussi Tiira</dc:creator>
    <meta:editing-duration>PT5M28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0" meta:word-count="79" meta:character-count="675" meta:non-whitespace-character-count="612"/>
  </office:meta>
</office:document-meta>
</file>